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7358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paragraph-rsid="00167358" style:font-weight-asian="bold" style:font-weight-complex="bold"/>
    </style:style>
    <style:style style:name="P4" style:family="paragraph" style:parent-style-name="Preformatted_20_Text">
      <style:text-properties fo:font-weight="bold" officeooo:rsid="00182eec" officeooo:paragraph-rsid="00182eec" style:font-weight-asian="bold" style:font-weight-complex="bold"/>
    </style:style>
    <style:style style:name="T1" style:family="text">
      <style:text-properties officeooo:rsid="00167358"/>
    </style:style>
    <style:style style:name="T2" style:family="text">
      <style:text-properties officeooo:rsid="00182e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Universidade Federal do Rio de Janeiro</text:p>
      <text:p text:style-name="Preformatted_20_Text">processo seletivo GRIS</text:p>
      <text:p text:style-name="Preformatted_20_Text">Autor: Pedro Jullian Medina Torres Graça</text:p>
      <text:p text:style-name="Preformatted_20_Text">Descrição: Explicar o código quebrar</text:p>
      <text:p text:style-name="Preformatted_20_Text">Nota: Tudo em negrito é código em c99 e tudo em itálico é observação sobre código.</text:p>
      <text:p text:style-name="Preformatted_20_Text"><text:tab/></text:p>
      <text:p text:style-name="Preformatted_20_Text"><text:tab/>O código se baseia em 2 partes. A “main” é responsável em pegar o código em hexadecimal (4 bits de informação), concatenar a cada dois números hexadecimais para formar bytes e assim entregar para função “quebrador”, pegar o resultado e expressar na tela.</text:p>
      <text:p text:style-name="Preformatted_20_Text"><text:tab/>A função “quebrar” pega os bytes dada pela “main” e <text:span text:style-name="T1">procura caracteres que seriam o segredo que produzem via xor em cada carácter um que seja de uma lista de caracteres desejáveis (letras, espaço e apóstrofo). Se todos forem ele printa como uma cadeia de resposta que pode ser uma que faça sentido</text:span></text:p>
      <text:p text:style-name="Preformatted_20_Text"/>
      <text:p text:style-name="Preformatted_20_Text">O código funciona da seguinte forma:</text:p>
      <text:p text:style-name="Preformatted_20_Text"><text:tab/><text:span text:style-name="T1">Primeiro ele coloca o primeiro valor possível para ser o segredo (zero). Ele vai executar o código até o valor “255” (em decimal) que é o maior valor possível para o segredo por ser um byte. Para cada segredo ele irá fazer um xor bit a bit com o valor da entrada e irá testar se o resultado do xor é um carácter desejável. Se for ele irá incrementar uma variável especifica, se não ele ira colocar o índice igual ao tamanho, saindo do for e otimizando o processo. Se o numero incrementado for igual ao tamanho da saída (valor do índice) então todos os caracteres eram desejados. Assim ele printa. Com isso limitamos a saída de 256 opções para apenas as que possuem uma saída que pode fazer sentido. Isso foi o suficiente para resolver o problema.</text:span></text:p>
      <text:p text:style-name="Preformatted_20_Text"/>
      <text:p text:style-name="Preformatted_20_Text"/>
      <text:p text:style-name="Preformatted_20_Text"/>
      <text:p text:style-name="P1"><text:tab/></text:p>
      <text:p text:style-name="P3">for (segredo=<text:span text:style-name="T1">0</text:span>;segredo!<text:span text:style-name="T1">=255</text:span>;segredo++)</text:p>
      <text:p text:style-name="P2">{</text:p>
      <text:p text:style-name="P2"><text:tab/>auxiliar=0;</text:p>
      <text:p text:style-name="P2"><text:tab/>for(indice=0;indice!=tamanho;indice++)</text:p>
      <text:p text:style-name="P2"><text:tab/>{</text:p>
      <text:p text:style-name="P2"><text:tab/><text:tab/>saida[indice]=entrada[indice]^segredo;</text:p>
      <text:p text:style-name="P2"><text:tab/><text:tab/>if (((saida[indice]&gt;='A')&amp;&amp;(saida[indice]&lt;='z'))||((saida[indice]==' ')||(saida[indice]=='\'')))</text:p>
      <text:p text:style-name="P2"><text:tab/><text:tab/><text:span text:style-name="T2">{</text:span></text:p>
      <text:p text:style-name="P2"><text:tab/><text:tab/><text:tab/>if (saida[indice]!=95)</text:p>
      <text:p text:style-name="P2"><text:tab/><text:tab/><text:tab/><text:tab/>/*é um caracter desejado*/</text:p>
      <text:p text:style-name="P2"><text:tab/><text:tab/><text:tab/><text:tab/>auxiliar++;</text:p>
      <text:p text:style-name="P2"><text:tab/><text:tab/><text:span text:style-name="T2">}</text:span></text:p>
      <text:p text:style-name="P2"><text:tab/><text:tab/><text:span text:style-name="T2">else </text:span></text:p>
      <text:p text:style-name="P4"><text:tab/><text:tab/><text:tab/>indice=tamanho-1;</text:p>
      <text:p text:style-name="P2"><text:tab/>}</text:p>
      <text:p text:style-name="P2"><text:tab/>if (auxiliar==indice)</text:p>
      <text:p text:style-name="P2"><text:tab/>{</text:p>
      <text:p text:style-name="P2"><text:tab/><text:tab/>printf ("\nPara o Segredo:%c\t",segredo);</text:p>
      <text:p text:style-name="P2"><text:tab/><text:tab/>printf ("Saida:");</text:p>
      <text:p text:style-name="P2"><text:tab/><text:tab/>for (temporario=0;temporario!=indice;temporario++)</text:p>
      <text:p text:style-name="P2"><text:tab/><text:tab/>printf("%c",saida[temporario]);</text:p>
      <text:p text:style-name="P2"><text:tab/><text:tab/>printf ("\n");</text:p>
      <text:p text:style-name="P2"><text:tab/>}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4T14:43:06.689762502</dc:date>
    <meta:editing-duration>PT16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14" meta:character-count="2082" meta:non-whitespace-character-count="1754"/>
  </office:meta>
</office:document-meta>
</file>